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andos Linux</text:p>
      <text:p text:style-name="Standard">Comandos de Navegación y Gestión de Archivos</text:p>
      <text:p text:style-name="Standard"/>
      <text:p text:style-name="Standard">cd /var/log</text:p>
      <text:p text:style-name="Standard">sudo mkdir nuevos_logs</text:p>
      <text:p text:style-name="Standard">cd nuevos_logs</text:p>
      <text:p text:style-name="Standard">pwd</text:p>
      <text:p text:style-name="Standard"/>
      <text:p text:style-name="Standard">Comandos de Gestión de Archivo y Directorios con Opciones</text:p>
      <text:p text:style-name="Standard"/>
      <text:p text:style-name="Standard">cd /home/jme</text:p>
      <text:p text:style-name="Standard">mkdir backup</text:p>
      <text:p text:style-name="Standard">cd backup</text:p>
      <text:p text:style-name="Standard">sudo cd -R /etc /home/jme/backup</text:p>
      <text:p text:style-name="Standard"/>
      <text:p text:style-name="Standard">Comandos de Búsqueda y Filtrado</text:p>
      <text:p text:style-name="Standard"/>
      <text:p text:style-name="Standard">sudo find /var/log -iname "*.log"</text:p>
      <text:p text:style-name="Standard">sudo find /var/log -iname "*.log" -exec grep -i "error"</text:p>
      <text:p text:style-name="Standard"/>
      <text:p text:style-name="Standard">Comandos de Gestión de Permisos con Opciones</text:p>
      <text:p text:style-name="Standard"/>
      <text:p text:style-name="Standard">cd /home/jme/Plantillas</text:p>
      <text:p text:style-name="Standard">touch prueba1 prueba2</text:p>
      <text:p text:style-name="Standard">chmod 750 /home/jme/Plantillas/*</text:p>
      <text:p text:style-name="Standard"/>
      <text:p text:style-name="Standard">Comandos de Archivo y Compresión</text:p>
      <text:p text:style-name="Standard"/>
      <text:p text:style-name="Standard">sudo tar -zcvf backup.tar.gz /home/jme/progra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18T10:21:20.29</meta:creation-date>
    <meta:document-statistic meta:table-count="0" meta:image-count="0" meta:object-count="0" meta:page-count="1" meta:paragraph-count="20" meta:word-count="81" meta:character-count="549"/>
    <dc:date>2024-06-18T12:05:45.42</dc:date>
    <meta:editing-duration>PT13M34S</meta:editing-duration>
    <meta:editing-cycles>1</meta:editing-cycles>
    <meta:generator>OpenOffice/4.1.11$Win32 OpenOffice.org_project/4111m1$Build-9808</meta:generator>
  </office:meta>
</office:document-meta>
</file>